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Geneva" svg:font-family="Geneva"/>
    <style:font-face style:name="Linux Libertine Display G" svg:font-family="'Linux Libertine Display G'"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text-line-through-style="none" style:text-line-through-type="none" style:font-name="Linux Libertine Display G" fo:language="en" fo:country="US" officeooo:paragraph-rsid="001a21e8"/>
    </style:style>
    <style:style style:name="P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text-line-through-style="none" style:text-line-through-type="none" style:font-name="Linux Libertine Display G" fo:language="en" fo:country="US" officeooo:paragraph-rsid="0029fa96"/>
    </style:style>
    <style:style style:name="P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line-through-style="none" style:text-line-through-type="none" style:font-name="Linux Libertine Display G" fo:font-size="12pt" fo:language="en" fo:country="US" style:font-name-asian="Geneva" style:font-size-asian="12pt" style:font-name-complex="Geneva" style:font-size-complex="12pt"/>
    </style:style>
    <style:style style:name="P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line-through-style="none" style:text-line-through-type="none" style:font-name="Linux Libertine Display G" fo:font-size="12pt" fo:language="en" fo:country="US" officeooo:paragraph-rsid="0016ceab" style:font-name-asian="Geneva" style:font-size-asian="12pt" style:font-name-complex="Geneva"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line-through-style="none" style:text-line-through-type="none" style:font-name="Linux Libertine Display G" fo:font-size="12pt" fo:language="en" fo:country="US" officeooo:paragraph-rsid="001a21e8" style:font-name-asian="Geneva" style:font-size-asian="12pt" style:font-name-complex="Geneva" style:font-size-complex="12pt"/>
    </style:style>
    <style:style style:name="P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line-through-style="none" style:text-line-through-type="none" style:font-name="Linux Libertine Display G" fo:font-size="12pt" fo:language="en" fo:country="US" fo:font-weight="bold" officeooo:rsid="0016ceab" officeooo:paragraph-rsid="0016ceab" style:font-name-asian="Geneva" style:font-size-asian="12pt" style:font-weight-asian="bold" style:font-name-complex="Geneva" style:font-size-complex="12pt" style:font-weight-complex="bold"/>
    </style:style>
    <style:style style:name="P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line-through-style="none" style:text-line-through-type="none" style:font-name="Linux Libertine Display G" fo:font-size="12pt" fo:language="en" fo:country="US" fo:font-weight="bold" officeooo:rsid="00175bdf" officeooo:paragraph-rsid="00175bdf" style:font-name-asian="Geneva" style:font-size-asian="12pt" style:font-weight-asian="bold" style:font-name-complex="Geneva" style:font-size-complex="12pt" style:font-weight-complex="bold"/>
    </style:style>
    <style:style style:name="P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line-through-style="none" style:text-line-through-type="none" style:font-name="Linux Libertine Display G" fo:font-size="12pt" fo:language="en" fo:country="US" fo:font-weight="bold" officeooo:rsid="001a21e8" officeooo:paragraph-rsid="001a21e8" style:font-name-asian="Geneva" style:font-size-asian="12pt" style:font-weight-asian="bold" style:font-name-complex="Geneva" style:font-size-complex="12pt" style:font-weight-complex="bold"/>
    </style:style>
    <style:style style:name="P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line-through-style="none" style:text-line-through-type="none" style:font-name="Linux Libertine Display G" fo:font-size="12pt" fo:language="en" fo:country="US" fo:font-weight="bold" officeooo:paragraph-rsid="001a21e8" style:font-name-asian="Geneva" style:font-size-asian="12pt" style:font-weight-asian="bold" style:font-name-complex="Geneva" style:font-size-complex="12pt" style:font-weight-complex="bold"/>
    </style:style>
    <style:style style:name="P1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line-through-style="none" style:text-line-through-type="none" style:font-name="Linux Libertine Display G" fo:font-size="12pt" fo:language="en" fo:country="US" fo:font-weight="bold" officeooo:rsid="001a64ec" officeooo:paragraph-rsid="001a64ec" style:font-name-asian="Geneva" style:font-size-asian="12pt" style:font-weight-asian="bold" style:font-name-complex="Geneva" style:font-size-complex="12pt" style:font-weight-complex="bold"/>
    </style:style>
    <style:style style:name="P1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line-through-style="none" style:text-line-through-type="none" style:font-name="Linux Libertine Display G" fo:font-size="12pt" fo:language="en" fo:country="US" fo:font-weight="normal" officeooo:rsid="001bd59e" officeooo:paragraph-rsid="001bd59e" style:font-name-asian="Geneva" style:font-size-asian="12pt" style:font-weight-asian="normal" style:font-name-complex="Geneva" style:font-size-complex="12pt" style:font-weight-complex="normal"/>
    </style:style>
    <style:style style:name="P1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line-through-style="none" style:text-line-through-type="none" style:font-name="Linux Libertine Display G" fo:font-size="12pt" fo:language="en" fo:country="US" fo:font-weight="normal" officeooo:rsid="001a64ec" officeooo:paragraph-rsid="001a64ec" style:font-name-asian="Geneva" style:font-size-asian="12pt" style:font-weight-asian="normal" style:font-name-complex="Geneva" style:font-size-complex="12pt" style:font-weight-complex="normal"/>
    </style:style>
    <style:style style:name="P13" style:family="paragraph" style:parent-style-name="Standard" style:master-page-name="PM2">
      <style:paragraph-properties fo:margin-left="0cm" fo:margin-right="0cm" fo:margin-top="0cm" fo:margin-bottom="0cm" style:contextual-spacing="false" fo:line-height="100%" fo:text-align="start" style:justify-single-word="false" fo:text-indent="0cm" style:auto-text-indent="false" style:page-number="auto"/>
      <style:text-properties style:text-line-through-style="none" style:text-line-through-type="none" style:font-name="Linux Libertine Display G" fo:language="en" fo:country="US" officeooo:paragraph-rsid="0029fa96"/>
    </style:style>
    <style:style style:name="P1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text-line-through-style="none" style:text-line-through-type="none" style:font-name="Linux Libertine Display G" fo:language="en" fo:country="US" officeooo:paragraph-rsid="0029fa96"/>
    </style:style>
    <style:style style:name="T1" style:family="text">
      <style:text-properties fo:color="#000000" loext:opacity="100%" style:text-line-through-style="solid" style:text-line-through-type="single" fo:font-size="12pt" style:font-name-asian="Geneva" style:font-size-asian="12pt" style:font-name-complex="Geneva" style:font-size-complex="12pt"/>
    </style:style>
    <style:style style:name="T2" style:family="text">
      <style:text-properties fo:color="#000000" loext:opacity="100%" fo:font-size="12pt" style:font-name-asian="Geneva" style:font-size-asian="12pt" style:font-name-complex="Geneva" style:font-size-complex="12pt"/>
    </style:style>
    <style:style style:name="T3" style:family="text">
      <style:text-properties fo:color="#000000" loext:opacity="100%" fo:font-size="12pt" officeooo:rsid="0016ceab" style:font-name-asian="Geneva" style:font-size-asian="12pt" style:font-name-complex="Geneva" style:font-size-complex="12pt"/>
    </style:style>
    <style:style style:name="T4" style:family="text">
      <style:text-properties fo:color="#000000" loext:opacity="100%" fo:font-size="12pt" fo:font-weight="bold" style:font-name-asian="Geneva" style:font-size-asian="12pt" style:font-weight-asian="bold" style:font-name-complex="Geneva" style:font-size-complex="12pt" style:font-weight-complex="bold"/>
    </style:style>
    <style:style style:name="T5" style:family="text">
      <style:text-properties fo:color="#000000" loext:opacity="100%" fo:font-size="12pt" fo:font-weight="bold" officeooo:rsid="00189bc2" style:font-name-asian="Geneva" style:font-size-asian="12pt" style:font-weight-asian="bold" style:font-name-complex="Geneva" style:font-size-complex="12pt" style:font-weight-complex="bold"/>
    </style:style>
    <style:style style:name="T6" style:family="text">
      <style:text-properties fo:font-weight="bold" style:font-weight-asian="bold" style:font-weight-complex="bold"/>
    </style:style>
    <style:style style:name="T7" style:family="text">
      <style:text-properties fo:font-weight="bold" officeooo:rsid="00273b2b" style:font-weight-asian="bold" style:font-weight-complex="bold"/>
    </style:style>
    <style:style style:name="T8" style:family="text">
      <style:text-properties style:text-line-through-style="solid" style:text-line-through-type="single"/>
    </style:style>
    <style:style style:name="T9" style:family="text">
      <style:text-properties style:text-line-through-style="solid" style:text-line-through-type="single" fo:font-weight="bold" style:font-weight-asian="bold" style:font-weight-complex="bold"/>
    </style:style>
    <style:style style:name="T10" style:family="text">
      <style:text-properties officeooo:rsid="001f4466"/>
    </style:style>
    <style:style style:name="T11" style:family="text">
      <style:text-properties fo:color="#3465a4" loext:opacity="100%" fo:font-size="12pt" fo:font-weight="bold" officeooo:rsid="001f4466" style:font-name-asian="Geneva" style:font-size-asian="12pt" style:font-weight-asian="bold" style:font-name-complex="Geneva" style:font-size-complex="12pt" style:font-weight-complex="bold"/>
    </style:style>
    <style:style style:name="T12" style:family="text">
      <style:text-properties fo:color="#3465a4" loext:opacity="100%" fo:font-size="12pt" fo:font-weight="bold" officeooo:rsid="00217ed9" style:font-name-asian="Geneva" style:font-size-asian="12pt" style:font-weight-asian="bold" style:font-name-complex="Geneva" style:font-size-complex="12pt" style:font-weight-complex="bold"/>
    </style:style>
    <style:style style:name="T13" style:family="text">
      <style:text-properties fo:color="#3465a4" loext:opacity="100%" fo:font-weight="bold" officeooo:rsid="001f4466" style:font-weight-asian="bold" style:font-weight-complex="bold"/>
    </style:style>
    <style:style style:name="T14" style:family="text">
      <style:text-properties officeooo:rsid="0029fa9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2">Climate change is causing profound changes in the functioning of ecosystems and the geographical distribution of species and will become soon the main threat to biodiversity (</text:span><text:span text:style-name="T4">Bellard et al. 2012</text:span><text:span text:style-name="T2">). </text:span></text:p>
      <text:p text:style-name="P2"/>
      <text:p text:style-name="P2"><text:span text:style-name="T2">Ecologists and </text:span><text:span text:style-name="T3">modelers</text:span><text:span text:style-name="T2"> aiming at better understanding the relationships between climate and species ranges, as well as biodiversity managers, urgently need reliable projections of species performance in terms of growth, survival, and reproductive success, considering changes across their ranges and beyond. A broad variety of species distribution models (SDMs) now exists and has been widely used to generate thousands of species range projections under current and future climate conditions (</text:span><text:span text:style-name="T4">Dormann et al 2012</text:span><text:span text:style-name="T2">). </text:span><text:span text:style-name="T1">Nevertheless, their usefulness for scientists or managers of natural environments can be questioned mainly because of their unreliability </text:span><text:span text:style-name="T2">(</text:span><text:span text:style-name="T4">Journé et al. 2020</text:span><text:span text:style-name="T2">; </text:span><text:span text:style-name="T4">Sinclair et al. 2010, </text:span><text:span text:style-name="T11">+autres références</text:span><text:span text:style-name="T2">). </text:span></text:p>
      <text:p text:style-name="P4"/>
      <text:p text:style-name="P4">Two extreme categories of SDMs can be distinguished. </text:p>
      <text:p text:style-name="P4"/>
      <text:p text:style-name="P6">Correlative models</text:p>
      <text:p text:style-name="P4"/>
      <text:p text:style-name="P4">Correlative models statistically link descriptors of the environment to the response variable (e.g. occurrences, abundance) with processes implicitly contained in these empirical relationships. In the most extreme case, correlative models can be fitted to existing species distribution maps without any ecological knowledge (<text:span text:style-name="T6">Dormann et al. 2012</text:span>). <text:span text:style-name="T8">Such models can then be used as explanatory tools (sensu </text:span><text:span text:style-name="T9">Shmueli 2010</text:span><text:span text:style-name="T8">) to extract useful information about the drivers of the response variable. </text:span></text:p>
      <text:p text:style-name="P4"/>
      <text:p text:style-name="P4">The vast majority of currently used SDMs are static correlative SDMs (sensu <text:span text:style-name="T6">Zurell et al. 2016</text:span>), which empirically depict bioclimatic boundaries (<text:span text:style-name="T6">Dormann et al. 2012</text:span>), assuming equilibrium of species (ranges) with climate <text:span text:style-name="T10">(</text:span><text:span text:style-name="T13">Guisan &amp; Thuiller, 2005</text:span><text:span text:style-name="T10">)</text:span>. These models aim at explaining, using a set of statistical models and algorithms (e.g. climate envelope: BIOCLIM, parametric and semi-parametric regression: GLM and GAM, or machine learning algorithms such as boosted regression trees), potential distribution of a species (i.e. its realized niche) by a set of environmental variables, which are mostly climatic variables. This type of model therefore suffers from both types of uncertainty: conceptual uncertainty, because these models do not describe causal relationships between the species presence or performance and environmental variables, and data-driven uncertainty because, they rely on species distribution data (i.e. backward modeling), which represent the species realized niche while models predictors usually describe the species fundamental niche, i.e. the potential distribution.</text:p>
      <text:p text:style-name="P4"/>
      <text:p text:style-name="P7">Process-based models</text:p>
      <text:p text:style-name="P4"/>
      <text:p text:style-name="P4">At the other extreme of the spectrum, process-based models build upon explicit causal relationships determined experimentally representing physiological, ecological and demographic processes (<text:span text:style-name="T6">Dormann et al. 2012</text:span>). Process-based models are believed to provide more robust projections in novel conditions (<text:span text:style-name="T6">Evans et al. 2013</text:span>; <text:span text:style-name="T6">Asse et al. 2018</text:span>) because biological processes are explicitly described (see <text:span text:style-name="T6">Chuine and Régnière, 2017</text:span>), which increases the confidence in extrapolating beyond the known extent of environmental conditions (<text:span text:style-name="T6">Zurell et al., 201</text:span>6). However, it still remains unclear whether this assumption does always hold true and why (<text:span text:style-name="T6">Dormann et al. 2012</text:span>)</text:p>
      <text:p text:style-name="P3"><text:soft-page-break/></text:p>
      <text:p text:style-name="P3"/>
      <text:p text:style-name="P8">Difference between the two types</text:p>
      <text:p text:style-name="P5"/>
      <text:p text:style-name="P1"><text:span text:style-name="T2">Although there is some continuity between the two types of models 7 , they present fundamental differences. Very few studies have examined the structural differences between the two types of models to determine their robustness, while this point has been explored in correlative models (</text:span><text:span text:style-name="T4">Merrow at al. 2014</text:span><text:span text:style-name="T2">; </text:span><text:span text:style-name="T4">Elith &amp; Graham 2009</text:span><text:span text:style-name="T2">; </text:span><text:span text:style-name="T4">Elith et al 2010 </text:span><text:span text:style-name="T12">(changer de place: integration d’info de PBM dans cette étude)</text:span><text:span text:style-name="T2">; </text:span><text:span text:style-name="T4">Guisan et al 2007</text:span><text:span text:style-name="T2">). Both types of models have been compared in different studies, which consistently found that correlative models strongly </text:span><text:span text:style-name="T1">overestimate</text:span><text:span text:style-name="T2"> species extinction rates in response to climate change compared to process-based models (</text:span><text:span text:style-name="T4">Morin &amp; Thuiller </text:span><text:span text:style-name="T5">2</text:span><text:span text:style-name="T4">009</text:span><text:span text:style-name="T2">; </text:span><text:span text:style-name="T4">Kearney et al. 2010</text:span><text:span text:style-name="T2">; </text:span><text:span text:style-name="T4">Cheaib et al. 2012</text:span><text:span text:style-name="T2">; </text:span><text:span text:style-name="T4">Gritti et al. 2013</text:span><text:span text:style-name="T2">) and the paleoecological record (</text:span><text:span text:style-name="T4">Botkin et al. 2007</text:span><text:span text:style-name="T2">). As climate change is currently accelerating, it is really urgent to clearly and accurately determine the relative robustness of the two types of models as they are intended to provide projections of species distributions in the near future, and to identify the causes of their robustness or lack of robustness. </text:span></text:p>
      <text:p text:style-name="P5"/>
      <text:p text:style-name="P8">Coupling ?</text:p>
      <text:p text:style-name="P9"/>
      <text:p text:style-name="P5">There have also been only a few attempts of coupling the two types of models, for instance by assuming that the robustness of each kind of models is scale-dependent and complementary, e.g. coupling a correlative SDM with a PB gap model (<text:span text:style-name="T6">Garcia-Valdés et al. </text:span><text:span text:style-name="T7">2020</text:span>).</text:p>
      <text:p text:style-name="P5"/>
      <text:p text:style-name="P10">Evaluate with present</text:p>
      <text:p text:style-name="P10"/>
      <text:p text:style-name="P11">Blabla</text:p>
      <text:p text:style-name="P5"/>
      <text:p text:style-name="P5"/>
      <text:p text:style-name="P10">Hindcasting to evaluate</text:p>
      <text:p text:style-name="P10"/>
      <text:p text:style-name="P12">Paleoenvironments offer a unique framework to test SDM <text:span text:style-name="T14">and</text:span> PB-SDMs transferability and robustness in time and space. Both correlative and PBMs of plant species have</text:p>
      <text:p text:style-name="P12">been tested and projected into the Holocene (Maiorano et al. 2013; Williams et al. 2013; Patsiou et al. 2014; <text:span text:style-name="T6">Ruosch et al. 2016</text:span>; Schwörer et al. 2014), however this has been generally done by assuming that past climate change occurred at a linear pace between widely spaced (usually, ≥1,000 years) climate snapshots (as e.g. in Patsiou et al. 2014) and/or at a coarse spatial resolution (e.g. Pearman et al. 2008) or for smaller landscapes (e.g. Heiri et al. 2006). Coarse spatial and temporal resolutions thus currently represent serious limitations for proper model assessments in the past (Fordham et al. 2018).</text:p>
      <text:p text:style-name="P12">We propose to make a state of the art comparison of the capabilities of a set of correlative models (C-SDMs) and process-based species distribution models (PB-SDMs) to predict the distant-past distributions of emblematic temperate tree species of Europe: Abies alba, Betula pendula, Corylus avellana, Fagus sylvatica, Fraxinus excelsior, Larix decidua, Picea abies, Pinus sylvestris, Quercus petraea &amp; Q. robur, and Q. ilex. Model comparisons will involve correlative models with different levels of complexity and process-based models with different strengths in representing ecological processes. Two versions of the process-based models will be used: standard version calibrated with field or experimental data on the processes modeled (forward modeling), and optimized <text:soft-page-break/>version calibrated in the same way as the correlative models, that is to say, using the geographic distributions of species (backward model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Geneva" svg:font-family="Geneva"/>
    <style:font-face style:name="Linux Libertine Display G" svg:font-family="'Linux Libertine Display G'"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1"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7.2$Windows_X86_64 LibreOffice_project/723314e595e8007d3cf785c16538505a1c878ca5</meta:generator>
    <dc:date>2023-09-20T10:05:35.455000000</dc:date>
    <meta:editing-duration>P4DT22H29M7S</meta:editing-duration>
    <meta:editing-cycles>19</meta:editing-cycles>
    <dc:creator>Victor Van der Meersch</dc:creator>
    <meta:document-statistic meta:table-count="0" meta:image-count="0" meta:object-count="0" meta:page-count="3" meta:paragraph-count="18" meta:word-count="943" meta:character-count="6403" meta:non-whitespace-character-count="5473"/>
  </office:meta>
</office:document-meta>
</file>